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4F0006F94D000495B28042C7F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style>
    <style:style style:name="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4"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5" style:family="paragraph" style:parent-style-name="Text_20_body">
      <style:text-properties fo:color="#000000" fo:font-weight="normal" style:font-weight-asian="normal" style:font-weight-complex="normal"/>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Text_20_body">
      <style:text-properties style:font-name="Courier New" fo:font-size="10pt" style:font-size-asian="10pt" style:font-size-complex="10pt"/>
    </style:style>
    <style:style style:name="P20"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21" style:family="paragraph" style:parent-style-name="Text_20_body">
      <style:paragraph-properties fo:margin-top="0cm" fo:margin-bottom="0cm"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Text_20_body">
      <style:paragraph-properties fo:margin-top="0cm" fo:margin-bottom="0cm" style:shadow="none"/>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28"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0"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1"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2"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Text_20_body">
      <style:text-properties fo:color="#000000" fo:font-weight="normal" style:font-weight-asian="normal" style:font-weight-complex="normal"/>
    </style:style>
    <style:style style:name="P34" style:family="paragraph" style:parent-style-name="Text_20_body">
      <style:text-properties fo:font-style="italic" fo:font-weight="bold" style:font-style-asian="italic" style:font-weight-asian="bold" style:font-style-complex="italic" style:font-weight-complex="bold"/>
    </style:style>
    <style:style style:name="P35" style:family="paragraph" style:parent-style-name="Text_20_body" style:list-style-name="L1" style:master-page-name="">
      <style:paragraph-properties fo:margin-top="0cm" fo:margin-bottom="0.011cm" style:page-number="auto"/>
    </style:style>
    <style:style style:name="P36" style:family="paragraph" style:parent-style-name="Text_20_body" style:list-style-name="L1" style:master-page-name="">
      <style:paragraph-properties fo:margin-top="0cm" fo:margin-bottom="0.011cm"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37" style:family="paragraph" style:parent-style-name="Text_20_body" style:list-style-name="L1">
      <style:paragraph-properties fo:margin-top="0cm" fo:margin-bottom="0.011cm"/>
    </style:style>
    <style:style style:name="P38" style:family="paragraph" style:parent-style-name="Text_20_body" style:list-style-name="L1">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39" style:family="paragraph" style:parent-style-name="Text_20_body" style:list-style-name="L1">
      <style:paragraph-properties fo:margin-top="0cm" fo:margin-bottom="0.011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0" style:family="paragraph" style:parent-style-name="Heading_20_1" style:master-page-name="header">
      <style:paragraph-properties style:page-number="auto"/>
    </style:style>
    <style:style style:name="P41" style:family="paragraph" style:parent-style-name="Heading_20_1">
      <style:paragraph-properties fo:break-before="page"/>
    </style:style>
    <style:style style:name="P42" style:family="paragraph" style:parent-style-name="Heading_20_2">
      <style:text-properties fo:color="#000000" fo:font-weight="bold" style:font-weight-asian="bold" style:font-weight-complex="bold"/>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6" style:family="text">
      <style:text-properties style:font-name="Courier New" fo:font-size="14pt" style:font-size-asian="14pt" style:font-size-complex="14pt"/>
    </style:style>
    <style:style style:name="T7" style:family="text">
      <style:text-properties style:font-name="Courier New"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7f0055" style:font-name="Courier New" fo:font-size="10pt" fo:font-weight="bold" style:font-size-asian="10pt" style:font-weight-asian="bold" style:font-size-complex="10pt" style:font-weight-complex="bold"/>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2pt" style:font-name-asian="Courier New" style:font-size-asian="12pt" style:font-name-complex="Courier New" style:font-size-complex="12pt"/>
    </style:style>
    <style:style style:name="T1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ize="14pt" style:font-size-asian="14pt" style:font-size-complex="14pt"/>
    </style:style>
    <style:style style:name="T19" style:family="text">
      <style:text-properties fo:font-style="normal" style:font-style-asian="normal" style:font-style-complex="normal"/>
    </style:style>
    <style:style style:name="T20" style:family="text">
      <style:text-properties style:font-name="Times New Roman1" fo:font-size="12pt" style:font-name-asian="Times New Roman1"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adin SLQContainer 0.8 User Manual</text:p>
      <text:p text:style-name="P22">Teppo Kurki</text:p>
      <text:p text:style-name="P22"><text:span text:style-name="T20">© </text:span>2010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Introduction<text:tab/>2</text:p>
          <text:p text:style-name="P25">Architecture<text:tab/>3</text:p>
          <text:p text:style-name="P25">Getting started with SQLContainer<text:tab/>4</text:p>
          <text:p text:style-name="P24">Creating a connection pool<text:tab/>4</text:p>
          <text:p text:style-name="P24">Creating the TableQuery query delegate<text:tab/>4</text:p>
          <text:p text:style-name="P24">Creating the container<text:tab/>4</text:p>
          <text:p text:style-name="P25">Using the SQLContainer<text:tab/>5</text:p>
          <text:p text:style-name="P24">Filtering and Sorting<text:tab/>5</text:p>
          <text:p text:style-name="P23">Filtering<text:tab/>5</text:p>
          <text:p text:style-name="P23">Filtering mode<text:tab/>5</text:p>
          <text:p text:style-name="P23">Sorting<text:tab/>5</text:p>
          <text:p text:style-name="P24">Editing<text:tab/>6</text:p>
          <text:p text:style-name="P23">Autocommit mode<text:tab/>6</text:p>
          <text:p text:style-name="P23">Modified state<text:tab/>6</text:p>
          <text:p text:style-name="P24">Caching, paging and refreshing<text:tab/>6</text:p>
          <text:p text:style-name="P23">Container size<text:tab/>7</text:p>
          <text:p text:style-name="P23">Page length and cache size<text:tab/>7</text:p>
          <text:p text:style-name="P23">Refreshing the container<text:tab/>7</text:p>
          <text:p text:style-name="P25">Using FreeformQuery and FreeformQueryDelegate<text:tab/>8</text:p>
          <text:p text:style-name="P24">Getting started<text:tab/>8</text:p>
          <text:p text:style-name="P24">Limitations<text:tab/>8</text:p>
          <text:p text:style-name="P24">Creating your own FreeformQueryDelegate<text:tab/>8</text:p>
          <text:p text:style-name="P25">Non-implemented methods of Vaadin container interfaces<text:tab/>9</text:p>
          <text:p text:style-name="P24">About the getItemIds() method<text:tab/>9</text:p>
          <text:p text:style-name="P25">Appendices<text:tab/>10</text:p>
          <text:p text:style-name="P24">A. Supported databases<text:tab/>10</text:p>
          <text:p text:style-name="P24">B. Known issues and limitations of SQLContainer<text:tab/>10</text:p>
          <text:p text:style-name="P24">C. Planned features<text:tab/>10</text:p>
        </text:index-body>
      </text:table-of-content>
      <text:h text:style-name="Heading_20_1" text:outline-level="1"/>
      <text:h text:style-name="P40" text:outline-level="1">Introduction</text:h>
      <text:p text:style-name="P10">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10">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10">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40" text:outline-level="1">Architecture</text:h>
      <text:p text:style-name="P10">The architecture of SQLContainer is relatively simple, and it is described in detail in this section.</text:p>
      <text:p text:style-name="P10"><text:span text:style-name="T1">SQLContainer</text:span> is the class implementing the Vaadin container interfaces and providing access to most of the functionality of this add-on. The standard Vaadin Properties and Items have been extend by <text:span text:style-name="T1">ColumnProperty</text:span> and <text:span text:style-name="T1">RowItem</text:span>, and <text:span text:style-name="T1">RowId</text:span> and <text:span text:style-name="T1">TemporaryRowId</text:span> are used as item IDs.</text:p>
      <text:p text:style-name="P10">In the connection package, <text:span text:style-name="T1">JDBCConnectionPool</text:span> interface defines requirements for a connection pool implementation, and <text:span text:style-name="T1">SimpleJDBCConnectionPool</text:span> provides a simple, yet very usable implementation of the interface.</text:p>
      <text:p text:style-name="P10">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QueryDelegate</text:span> interface. The query package also <text:s/>contains <text:span text:style-name="T1">Filter</text:span> and <text:span text:style-name="T1">OrderBy</text:span> classes which have been written to make the standard Vaadin container filtering and sorting a bit more database-friendly.</text:p>
      <text:p text:style-name="P10">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additional database servers.</text:p>
      <text:p text:style-name="P10">A detailed class diagram of SQLContainer and its supporting classes as well as connections to Vaadin interfaces is provided in figure 1.</text:p>
      <text:p text:style-name="P28"><draw:frame draw:style-name="fr1" draw:name="graphics1" text:anchor-type="paragraph" svg:x="-0.028cm" svg:y="0cm" svg:width="16.999cm" svg:height="11.174cm" draw:z-index="0"><draw:image xlink:href="Pictures/2000034F0006F94D000495B28042C7FD.wmf" xlink:type="simple" xlink:show="embed" xlink:actuate="onLoad"/></draw:frame>Figure 1. Detailed class diagram of SQLContainer and its supporting classes</text:p>
      <text:h text:style-name="P40" text:outline-level="1">Getting started with SQLContainer</text:h>
      <text:p text:style-name="Text_20_body">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Creating a connection pool</text:h>
      <text:p text:style-name="P17">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an in-memory database. The initial amount of connections is 2 and the maximum amount is set at 5.</text:p>
      <text:p text:style-name="P21"><text:span text:style-name="T19"><text:tab/>JDBCConnectionPool </text:span>connectionPool = new SimpleJDBCConnectionPool(</text:p>
      <text:p text:style-name="P9"><text:s text:c="20"/><text:tab/><text:tab/>"org.hsqldb.jdbc.JDBCDriver",</text:p>
      <text:p text:style-name="P9"><text:s text:c="20"/><text:tab/><text:tab/>"jdbc:hsqldb:mem:sqlcontainer", "SA", "", 2, 5);</text:p>
      <text:h text:style-name="Heading_20_2" text:outline-level="2">Creating the TableQuery query delegate</text:h>
      <text:p text:style-name="P17">After the connection pool is created, we'll need a query delegate for the SQLContainer. The simplest way to create one is by using the provided TableQuery class. The TableQuery delegate provides access to a defined database table and supports reading and writing data out-of-the-box. We create the TableQuery with the following statement:</text:p>
      <text:p text:style-name="P18"><text:span text:style-name="T10"><text:tab/></text:span><text:span text:style-name="T15">TableQuery tq = new TableQuery("tablename", connectionPool);</text:span></text:p>
      <text:p text:style-name="P29">If we need to enable the write support,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The following code will set the version column:</text:p>
      <text:p text:style-name="P32"><text:tab/>tq.setVersionColumn("OPTLOCK");</text:p>
      <text:h text:style-name="P42" text:outline-level="2">Creating the container</text:h>
      <text:p text:style-name="P15">Finally we may create the container itself. This is as simple as stating:</text:p>
      <text:p text:style-name="P11"><text:tab/>SQLContainer container = new SQLContainer(tq);</text:p>
      <text:p text:style-name="Text_20_body"><text:span text:style-name="T14">After this statement the SQLContainer is connected to the table </text:span><text:span text:style-name="T12">tablename</text:span><text:span text:style-name="T14"> and is ready to use for example as a data source for a Vaadin Table or a Vaadin Form.</text:span></text:p>
      <text:p text:style-name="P14"/>
      <text:h text:style-name="P41" text:outline-level="1">Using the SQLContainer</text:h>
      <text:h text:style-name="Heading_20_2" text:outline-level="2">Filtering and Sorting</text:h>
      <text:p text:style-name="P10">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Filtering</text:h>
      <text:p text:style-name="P10">Filtering can be performed either using the Vaadin-provided means implemented from <text:span text:style-name="T1">Container.Filterable</text:span> using the following method, where propertyId means column name in the SQLContainer context. More information on the standard filtering can be found in Book of Vaadin.</text:p>
      <text:p text:style-name="P3">public void addContainerFilter(Object propertyId, String filterString,</text:p>
      <text:p text:style-name="P5"><text:s text:c="12"/>boolean ignoreCase, boolean onlyMatchPrefix)</text:p>
      <text:p text:style-name="P5"/>
      <text:p text:style-name="P34">Note! Using the standard method only allows filtering on String-typed properties. Numeric types, dates etc. must be filtered using the Filter class (see below).</text:p>
      <text:p text:style-name="P10">In addition to the standard method, it is also possible to directly add a <text:span text:style-name="T1">Filter</text:span> to the container via the <text:span text:style-name="T1">addFilter(Filter filter)</text:span> method. This enables the developer to take advantage of a few more features, including:</text:p>
      <text:list xml:id="list29664937" text:style-name="L1">
        <text:list-item>
          <text:p text:style-name="P35">More comparison methods via Filter.ComparisonType</text:p>
          <text:list>
            <text:list-item>
              <text:p text:style-name="P37">EQUALS, GREATER, LESS, GREATER_OR_EQUAL, LESS_OR_EQUAL</text:p>
            </text:list-item>
            <text:list-item>
              <text:p text:style-name="P37">STARTS_WITH, ENDS_WITH, CONTAINS</text:p>
            </text:list-item>
            <text:list-item>
              <text:p text:style-name="P37">BETWEEN</text:p>
            </text:list-item>
          </text:list>
        </text:list-item>
        <text:list-item>
          <text:p text:style-name="P37">Filtering of numeric and other non-String types</text:p>
        </text:list-item>
        <text:list-item>
          <text:p text:style-name="P37">Two-valued filtering via <text:s/>Filter.setSecondValue(Object secondValue)</text:p>
        </text:list-item>
        <text:list-item>
          <text:p text:style-name="P37">Implicit setting for need of quoting via setNeedsQuotes(boolean needsQuotes)</text:p>
        </text:list-item>
      </text:list>
      <text:p text:style-name="Text_20_body"/>
      <text:p text:style-name="Text_20_body">Removing the filtering rules is also done via the standard Vaadin methods:</text:p>
      <text:p text:style-name="P5">public void removeContainerFilters(Object propertyId)</text:p>
      <text:p text:style-name="P5">public void removeAllContainerFilters()</text:p>
      <text:p text:style-name="Text_20_body"/>
      <text:p text:style-name="Text_20_body">These methods will remove filters added with either <text:span text:style-name="T1">addFilter</text:span> or <text:span text:style-name="T1">addContainerFilter</text:span> method.</text:p>
      <text:h text:style-name="Heading_20_3" text:outline-level="3">Filtering mode</text:h>
      <text:p text:style-name="P10">Currentle the SQLContainer has limited support for two filtering modes. The modes are defined in the <text:span text:style-name="T1">FilteringMode</text:span> enum which is located in the query package. The two modes are called exclusive and inclusive. Exlusive mode means that in the generated query all the filtering rules will be joined with an OR. Inclusivu mode means that AND will be used.</text:p>
      <text:p text:style-name="P10">The default filtering mode is inclusive (AND) filtering.</text:p>
      <text:h text:style-name="Heading_20_3" text:outline-level="3"><text:soft-page-break/>Sorting</text:h>
      <text:p text:style-name="P10">Sorting can be performed either using the Vaadin-provided means implemented from <text:span text:style-name="T1">Container.Sortable</text:span> using the following method, where the propertyIds again refer to column names. More information on the standard filtering can be found in Book of Vaadin.</text:p>
      <text:p text:style-name="P12"><text:s text:c="4"/>public void sort(Object[] propertyId, boolean[] ascending) </text:p>
      <text:p text:style-name="P10">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10">Sorting rules can be cleared by calling the <text:span text:style-name="T1">sort</text:span> method with null or an empty array as the first argument.</text:p>
      <text:h text:style-name="Heading_20_2" text:outline-level="2">Editing</text:h>
      <text:p text:style-name="P10">Editing the items (RowItems) of SQLContainer can be done similarly to editing the items of any Vaadin container. ColumnProperties of a RowItem will automatically notify SQLContainer to make sure that changes to the items are recorded and will be applied to the database immediately or on commit, depending on the state of the autocommit mode.</text:p>
      <text:h text:style-name="Heading_20_3" text:outline-level="3">Autocommit mode</text:h>
      <text:p text:style-name="P10">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10">The container can also be set to autocommit mode. When this mode is enabled, all changes will be committed to the database immediately. To enable or disable the autocommit mode, call the following method:</text:p>
      <text:p text:style-name="P12"><text:tab/>public void setAutoCommit(boolean autoCommitEnabled)</text:p>
      <text:p text:style-name="P13">It is recommended to leave the autocommit mode disabled, since it ensures that the changes can be rolled back if any problems are noticed within the container items. Using the autocommit mode will also lead to failure if the database table contains non-nullable columns.</text:p>
      <text:h text:style-name="Heading_20_3" text:outline-level="3">Modified state</text:h>
      <text:p text:style-name="P13">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3">Additionally, each RowItem and each ColumnProperty have isModified() methods to allow for a more detailed view over the modification status. Do note that the modification statuses of RowItems and ColumnProperties do not reflect situations where the whole RowItem has been marked for removal, or has just been added to the container.</text:p>
      <text:h text:style-name="Heading_20_2" text:outline-level="2">Caching, paging and refreshing</text:h>
      <text:p text:style-name="P13">To decrease the amount of queries made to the database, SQLContainer uses internal caching for database contents. The caching is implemented with a size-limited LinkedHashMap containing a <text:soft-page-break/>mapping from RowIds to RowItems. Typically developers do not need to modify caching options, although some fine-tuning can be done if required.</text:p>
      <text:h text:style-name="Heading_20_3" text:outline-level="3">Container size</text:h>
      <text:p text:style-name="P13">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3">If the size validity time has expired, the row count will be automatically updated on:</text:p>
      <text:list xml:id="list30344355" text:continue-numbering="true" text:style-name="L1">
        <text:list-item>
          <text:p text:style-name="P36">A call to <text:span text:style-name="T1">getItemIds()</text:span> method</text:p>
        </text:list-item>
        <text:list-item>
          <text:p text:style-name="P37">A call to <text:span text:style-name="T1">size() </text:span>method</text:p>
        </text:list-item>
        <text:list-item>
          <text:p text:style-name="P38">Some calls to <text:span text:style-name="T1">indexOfId(Object itemId) </text:span>method</text:p>
        </text:list-item>
        <text:list-item>
          <text:p text:style-name="P38">A call to <text:span text:style-name="T1">firstItemId() </text:span>method</text:p>
        </text:list-item>
        <text:list-item>
          <text:p text:style-name="P38">When the container is fetching a set of rows to the item cache</text:p>
        </text:list-item>
      </text:list>
      <text:h text:style-name="Heading_20_3" text:outline-level="3">Page length and cache size</text:h>
      <text:p text:style-name="P13">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e set for the Table component.</text:p>
      <text:p text:style-name="P13">The size of the internal item cache of the SQLContainer is calculated by multiplying the page lenght with the cache ratio set for the container. The cache ratio can only be set from the code, and the default value for it is 2. Hence with the default page length of 100 the cache size becomes 200 items.</text:p>
      <text:h text:style-name="Heading_20_3" text:outline-level="3">Refreshing the container</text:h>
      <text:p text:style-name="P13">Normally the SQLContainer will handle refreshing automatically when required. However there may be situations where an implicit refresh is needed.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31">Note that a call to the refresh method will not affect or reset the following properties of the container:</text:p>
      <text:list xml:id="list30344910" text:continue-numbering="true" text:style-name="L1">
        <text:list-item>
          <text:p text:style-name="P36">The QueryDelegate of the container</text:p>
        </text:list-item>
        <text:list-item>
          <text:p text:style-name="P38">Autocommit mode</text:p>
        </text:list-item>
        <text:list-item>
          <text:p text:style-name="P38">Page length</text:p>
        </text:list-item>
        <text:list-item>
          <text:p text:style-name="P38">Filters</text:p>
        </text:list-item>
        <text:list-item>
          <text:p text:style-name="P38">Sorting </text:p>
          <text:p text:style-name="P38"/>
        </text:list-item>
      </text:list>
      <text:h text:style-name="P41" text:outline-level="1">Using FreeformQuery and FreeformQueryDelegate</text:h>
      <text:p text:style-name="P10">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Getting started</text:h>
      <text:p text:style-name="P10">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3"><text:tab/>FreeformQuery query = new FreeformQuery("SELECT * FROM SAMPLE",</text:p>
      <text:p text:style-name="P8"><text:span text:style-name="T3"><text:s text:c="20"/>Arrays.</text:span><text:span text:style-name="T5">asList</text:span><text:span text:style-name="T3">("ID"), connectionPool);</text:span></text:p>
      <text:p text:style-name="P5"><text:s text:c="6"/>SQLContainer container = new SQLContainer(query);</text:p>
      <text:h text:style-name="Heading_20_2" text:outline-level="2">Limitations</text:h>
      <text:p text:style-name="P10">While this looks just as easy as with the TableQuery, do note that there are some important caveats here. Using FreeformQuery like this (without providing FreeformQueryDelegate implementation) it can only be used as a read-only window to the resultset of the query. Additionally filtering, sorting and lazy-loading features will not be supported, and the row count will be fetched in quite an inefficient manner. Bearing these limitations in mind, it becomes quite obvious that the developer is in reality meant to implement the FreeformQueryDelegate interface.</text:p>
      <text:h text:style-name="Heading_20_2" text:outline-level="2">Creating your own FreeformQueryDelegate</text:h>
      <text:p text:style-name="Text_20_body">To create your own delegate for FreeformQuery, you must implement some or all of the methods from the FreeformQueryDelegate interface. The interface contains eight methods which are shown below. For more detailed requirements, see the JavaDoc documentation of the interface.</text:p>
      <text:p text:style-name="P5"><text:s text:c="4"/>/* Read-only queries */</text:p>
      <text:p text:style-name="P5"><text:s text:c="4"/>public String getCountQuery()</text:p>
      <text:p text:style-name="P5"><text:s text:c="4"/>public String getQueryString(int offset, int limit)</text:p>
      <text:p text:style-name="P5"><text:s text:c="4"/>public String getContainsRowQueryString(Object... keys)</text:p>
      <text:p text:style-name="P5"/>
      <text:p text:style-name="P5"><text:s text:c="4"/>/* Filtering and sorting */</text:p>
      <text:p text:style-name="P5"><text:s text:c="4"/>public void setFilters(List&lt;Filter&gt; filters)</text:p>
      <text:p text:style-name="P5"><text:s text:c="4"/>public void setFilters(List&lt;Filter&gt; filters, FilteringMode filteringMode)</text:p>
      <text:p text:style-name="P5"><text:s text:c="4"/>public void setOrderBy(List&lt;OrderBy&gt; orderBys)</text:p>
      <text:p text:style-name="P5"/>
      <text:p text:style-name="P5"><text:s text:c="4"/>/* Write support */</text:p>
      <text:p text:style-name="P5"><text:s text:c="4"/>public int storeRow(Connection conn, RowItem row)</text:p>
      <text:p text:style-name="P19"><text:s text:c="4"/>public boolean removeRow(Connection conn, RowItem row)</text:p>
      <text:p text:style-name="P10">A simple demo implementation of this interface can be found in the SQLContainer package, more specifically in the class<text:span text:style-name="T11"> com.vaadin.addon.sqlcontainer.demo.DemoFreeformQueryDelegate</text:span><text:span text:style-name="T13">.</text:span></text:p>
      <text:p text:style-name="P15"/>
      <text:h text:style-name="P41" text:outline-level="1">Non-implemented methods of Vaadin container interfaces</text:h>
      <text:p text:style-name="P20">Due to the database connection inherent to the SQLContainer, some of the methods from the container interfaces of Vaadin can not be (or would not make sense to) implemented. These methods are listed below, and they will throw an <text:span text:style-name="T1">UnsupportedOperationException</text:span> on invocation.</text:p>
      <text:p text:style-name="P20"/>
      <text:p text:style-name="P20"><text:span text:style-name="T9"><text:tab/></text:span><text:span text:style-name="T4">public boolean addContainerProperty(Object propertyId, Class&lt;?&gt; type,</text:span></text:p>
      <text:p text:style-name="P5"><text:s text:c="12"/><text:tab/><text:tab/> <text:s text:c="17"/>Object defaultValue)</text:p>
      <text:p text:style-name="P5"><text:tab/>public boolean removeContainerProperty(Object propertyId)</text:p>
      <text:p text:style-name="P5"><text:tab/>public Item addItem(Object itemId)</text:p>
      <text:p text:style-name="P5"><text:tab/>public Object addItemAt(int index)</text:p>
      <text:p text:style-name="P5"><text:tab/>public Item addItemAt(int index, Object newItemId)</text:p>
      <text:p text:style-name="P5"><text:tab/>public Object addItemAfter(Object previousItemId)</text:p>
      <text:p text:style-name="P5"><text:tab/>public Item addItemAfter(Object previousItemId, Object newItemId)</text:p>
      <text:p text:style-name="P7"/>
      <text:p text:style-name="P7">Additionally, the following methods of the Item interface are not supported in the RowItem class:</text:p>
      <text:p text:style-name="P27"><text:tab/></text:p>
      <text:p text:style-name="P6"><text:span text:style-name="T8"><text:tab/></text:span><text:span text:style-name="T17">public boolean addItemProperty(Object id, Property property)</text:span></text:p>
      <text:p text:style-name="P5"><text:tab/>public boolean removeItemProperty(Object id)</text:p>
      <text:h text:style-name="Heading_20_2" text:outline-level="2">About the <text:span text:style-name="T6">getItemIds()</text:span><text:span text:style-name="T18"> </text:span>method</text:h>
      <text:p text:style-name="P10">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16">It is highly recommended <text:span text:style-name="T16">not</text:span> to call the <text:span text:style-name="T1">getitemIds()</text:span> method, unless it is known that in the use case in question the item ID set will always be of reasonable size.</text:p>
      <text:h text:style-name="Heading_20_1" text:outline-level="1"/>
      <text:h text:style-name="P41" text:outline-level="1">Appendices</text:h>
      <text:h text:style-name="Heading_20_2" text:outline-level="2">A. Supported databases</text:h>
      <text:p text:style-name="Text_20_body">The following databases are supported by SQLContainer and TableQuery classes by default:</text:p>
      <text:list xml:id="list30356491" text:continue-numbering="true" text:style-name="L1">
        <text:list-item>
          <text:p text:style-name="P36">HSQLDB [1.8 or newer]</text:p>
        </text:list-item>
        <text:list-item>
          <text:p text:style-name="P38">MySQL [5.1 or newer]</text:p>
        </text:list-item>
        <text:list-item>
          <text:p text:style-name="P38">PostgreSQL [8.4 or newer]</text:p>
        </text:list-item>
        <text:list-item>
          <text:p text:style-name="P38">Oracle Database [10g or newer]</text:p>
        </text:list-item>
        <text:list-item>
          <text:p text:style-name="P38">Microsoft SQL Server [2005 or newer]</text:p>
        </text:list-item>
      </text:list>
      <text:h text:style-name="Heading_20_2" text:outline-level="2">B. Known issues and limitations of SQLContainer</text:h>
      <text:p text:style-name="P14">At this point, there are still some known issues limiting the use of SQLContainer in certain situations. The issues and brief explanations are listed below:</text:p>
      <text:list xml:id="list30359561" text:continue-numbering="true" text:style-name="L1">
        <text:list-item>
          <text:p text:style-name="P36">The <text:span text:style-name="T7">getItemIds()</text:span> method is very inefficient - avoid calling it unnecessarily!</text:p>
        </text:list-item>
        <text:list-item>
          <text:p text:style-name="P38">When using <text:span text:style-name="T16">FreeformQuery</text:span> without providing a FreeformQueryDelegate, the row count query is very inefficient - avoid using FreeformQuery without implementing at least the count query properly.</text:p>
        </text:list-item>
        <text:list-item>
          <text:p text:style-name="P38">When using <text:span text:style-name="T16">FreeformQuery</text:span> without providing a FreeformQueryDelegate, writing, sorting and filtering will not be supported..</text:p>
        </text:list-item>
        <text:list-item>
          <text:p text:style-name="P38">When using <text:span text:style-name="T16">Oracle or MS SQL</text:span> database, the column name '<text:span text:style-name="T1">rownum</text:span>' can not be used as a column name in a table connected to SQLContainer.</text:p>
          <text:list>
            <text:list-item>
              <text:p text:style-name="P38">This limitation exists because the databases in question do not support limit/offset clauses required for paging. Instead, a generated column is used to implement paging support.</text:p>
            </text:list-item>
          </text:list>
        </text:list-item>
        <text:list-item>
          <text:p text:style-name="P38">Some <text:span text:style-name="T16">SQL data types</text:span> do not have write support when using TableQuery:</text:p>
          <text:list>
            <text:list-item>
              <text:p text:style-name="P38">All binary types</text:p>
            </text:list-item>
            <text:list-item>
              <text:p text:style-name="P38">All custom types</text:p>
            </text:list-item>
            <text:list-item>
              <text:p text:style-name="P38">CLOB (if not converted to a String by the JDBC driver)</text:p>
            </text:list-item>
          </text:list>
        </text:list-item>
        <text:list-item>
          <text:p text:style-name="P39">When using <text:span text:style-name="T16">Oracle</text:span> database most of the numeric types (including INTEGER) are converted to<text:span text:style-name="T1"> java.math.BigDecimal</text:span> by the Oracle JDBC Driver.</text:p>
          <text:list>
            <text:list-item>
              <text:p text:style-name="P39">This seems to be a limitation or a feature of the Oracle Driver and therefore no remedy to it is provided by the SQLContainer or TableQuery.</text:p>
            </text:list-item>
          </text:list>
        </text:list-item>
      </text:list>
      <text:h text:style-name="Heading_20_2" text:outline-level="2">C. Planned features</text:h>
      <text:list xml:id="list30348326" text:continue-numbering="true" text:style-name="L1">
        <text:list-item>
          <text:p text:style-name="P36">Replace Oracle numeric type mapping with something more reasonable.</text:p>
        </text:list-item>
        <text:list-item>
          <text:p text:style-name="P38">Design means to allow direct access to database-generated keys after adding rows.</text:p>
          <text:list>
            <text:list-item>
              <text:p text:style-name="P38">Possibly a TemporaryRowId &lt;-&gt; RowId mapping</text:p>
            </text:list-item>
          </text:list>
        </text:list-item>
        <text:list-item>
          <text:p text:style-name="P38">Create a method of easily joining two SQLContainers with TableQueries in cases where e.g. foreign key is used in one of the tables.</text:p>
          <text:list>
            <text:list-item>
              <text:p text:style-name="P38">This would greatly reduce mapping code which currently has to be written to the applications using the SQLContain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style>
    <style:style style:name="M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page-layout style:name="Mpm1">
      <style:page-layout-properties fo:page-width="20.999cm" fo:page-height="29.699cm" style:num-format="1" style:print-orientation="portrait" fo:margin-top="0.852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23cm" fo:margin-left="0cm" fo:margin-right="0cm" fo:margin-bottom="0.499cm"/>
      </style:header-style>
      <style:footer-style>
        <style:header-footer-properties svg:height="1.081cm" fo:margin-left="0cm" fo:margin-right="0cm" fo:margin-top="0.499cm"/>
      </style:footer-style>
    </style:page-layout>
    <style:page-layout style:name="Mpm2">
      <style:page-layout-properties fo:page-width="20.999cm" fo:page-height="29.699cm" style:num-format="1" style:print-orientation="portrait" fo:margin-top="1.147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25cm" fo:margin-left="0cm" fo:margin-right="0cm" fo:margin-bottom="0.499cm"/>
      </style:header-style>
      <style:footer-style>
        <style:header-footer-properties svg:height="1.081cm" fo:margin-left="0cm" fo:margin-right="0cm" fo:margin-top="0.499cm"/>
      </style:footer-style>
    </style:page-layout>
  </office:automatic-styles>
  <office:master-styles>
    <style:master-page style:name="Standard" style:page-layout-name="Mpm1">
      <style:header>
        <text:p text:style-name="Header"><text:tab/></text:p>
      </style:header>
      <style:footer>
        <text:p text:style-name="MP1"><text:page-number text:select-page="current">10</text:page-number></text:p>
      </style:footer>
    </style:master-page>
    <style:master-page style:name="header" style:page-layout-name="Mpm2">
      <style:header>
        <text:p text:style-name="MP2">Vaadin SQLContainer 0.8 User Manual</text:p>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20T12:42:38.18</meta:creation-date>
    <dc:date>2010-09-22T10:23:46.95</dc:date>
    <dc:creator>Teppo Kurki</dc:creator>
    <meta:editing-duration>PT07H59M40S</meta:editing-duration>
    <meta:editing-cycles>71</meta:editing-cycles>
    <meta:generator>OpenOffice.org/3.0$Win32 OpenOffice.org_project/300m9$Build-9358</meta:generator>
    <meta:document-statistic meta:table-count="0" meta:image-count="1" meta:object-count="0" meta:page-count="10" meta:paragraph-count="190" meta:word-count="3002" meta:character-count="19839"/>
    <meta:user-defined meta:name="Info 1"/>
    <meta:user-defined meta:name="Info 2"/>
    <meta:user-defined meta:name="Info 3"/>
    <meta:user-defined meta:name="Info 4"/>
  </office:meta>
</office:document-meta>
</file>